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10.9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2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ecuencia 1</text:p>
          </table:table-cell>
          <table:table-cell table:style-name="ce1" table:number-columns-repeated="4"/>
          <table:table-cell table:style-name="ce1" office:value-type="string" calcext:value-type="string">
            <text:p>Insertar celdas</text:p>
          </table:table-cell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Secuencia 2</text:p>
          </table:table-cell>
          <table:table-cell table:style-name="ce1" table:number-columns-repeated="11"/>
          <table:table-cell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table:number-columns-repeated="13"/>
          <table:table-cell table:number-columns-repeated="101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4" table:default-cell-style-name="ce4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Secuencia 1</text:p>
          </table:table-cell>
          <table:table-cell table:style-name="ce1" table:number-columns-repeated="4"/>
          <table:table-cell table:style-name="ce1" office:value-type="string" calcext:value-type="string">
            <text:p>Eliminar celdas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Secuencia 2</text:p>
          </table:table-cell>
          <table:table-cell table:style-name="ce1" table:number-columns-repeated="13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ermudez</meta:initial-creator>
    <meta:creation-date>2003-09-03T09:48:20</meta:creation-date>
    <dc:creator>ibermudez</dc:creator>
    <dc:date>2003-09-03T10:13:37</dc:date>
    <meta:generator>LibreOffice/4.4.3.2$Windows_x86 LibreOffice_project/88805f81e9fe61362df02b9941de8e38a9b5fd16</meta:generator>
    <meta:document-statistic meta:table-count="3" meta:cell-count="52" meta:object-count="0"/>
  </office:meta>
</office:document-meta>
</file>